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rsid="000ef275" officeooo:paragraph-rsid="000ef275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1ca66c" officeooo:paragraph-rsid="001ca66c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rsid="00279161" officeooo:paragraph-rsid="00279161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language="zxx" fo:country="none" fo:font-style="italic" officeooo:rsid="001d721c" officeooo:paragraph-rsid="001d721c" style:language-asian="zxx" style:country-asian="none" style:font-style-asian="italic" style:language-complex="zxx" style:country-complex="none" style:font-style-complex="italic"/>
    </style:style>
    <style:style style:name="P6" style:family="paragraph" style:parent-style-name="Title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itle">
      <style:paragraph-properties fo:break-before="page"/>
      <style:text-properties fo:language="zxx" fo:country="none" officeooo:paragraph-rsid="001b0525" style:language-asian="zxx" style:country-asian="none" style:language-complex="zxx" style:country-complex="none"/>
    </style:style>
    <style:style style:name="P8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 style:list-style-name="L1">
      <style:text-properties fo:language="zxx" fo:country="none" officeooo:rsid="000d6df6" style:language-asian="zxx" style:country-asian="none" style:language-complex="zxx" style:country-complex="none"/>
    </style:style>
    <style:style style:name="P11" style:family="paragraph" style:parent-style-name="Text_20_body" style:list-style-name="L1">
      <style:text-properties fo:language="zxx" fo:country="none" officeooo:rsid="000d6df6" officeooo:paragraph-rsid="000d6df6" style:language-asian="zxx" style:country-asian="none" style:language-complex="zxx" style:country-complex="none"/>
    </style:style>
    <style:style style:name="P12" style:family="paragraph" style:parent-style-name="Text_20_body" style:list-style-name="L1">
      <style:text-properties fo:language="zxx" fo:country="none" officeooo:rsid="000d6df6" officeooo:paragraph-rsid="0031487b" style:language-asian="zxx" style:country-asian="none" style:language-complex="zxx" style:country-complex="none"/>
    </style:style>
    <style:style style:name="P13" style:family="paragraph" style:parent-style-name="Text_20_body" style:list-style-name="L1">
      <style:text-properties fo:language="zxx" fo:country="none" officeooo:rsid="000e40ca" officeooo:paragraph-rsid="000e40ca" style:language-asian="zxx" style:country-asian="none" style:language-complex="zxx" style:country-complex="none"/>
    </style:style>
    <style:style style:name="P14" style:family="paragraph" style:parent-style-name="Text_20_body" style:list-style-name="L1">
      <style:text-properties fo:language="zxx" fo:country="none" officeooo:rsid="000e40ca" officeooo:paragraph-rsid="0031487b" style:language-asian="zxx" style:country-asian="none" style:language-complex="zxx" style:country-complex="none"/>
    </style:style>
    <style:style style:name="P15" style:family="paragraph" style:parent-style-name="Text_20_body" style:list-style-name="L3">
      <style:text-properties fo:language="zxx" fo:country="none" officeooo:rsid="001e4f29" officeooo:paragraph-rsid="001e4f29" style:language-asian="zxx" style:country-asian="none" style:language-complex="zxx" style:country-complex="none"/>
    </style:style>
    <style:style style:name="P16" style:family="paragraph" style:parent-style-name="Text_20_body" style:list-style-name="L4">
      <style:text-properties fo:language="zxx" fo:country="none" officeooo:rsid="00200f35" officeooo:paragraph-rsid="00200f35" style:language-asian="zxx" style:country-asian="none" style:language-complex="zxx" style:country-complex="none"/>
    </style:style>
    <style:style style:name="P17" style:family="paragraph" style:parent-style-name="Text_20_body" style:list-style-name="L4">
      <style:text-properties fo:language="zxx" fo:country="none" officeooo:rsid="0021c943" officeooo:paragraph-rsid="0021c943" style:language-asian="zxx" style:country-asian="none" style:language-complex="zxx" style:country-complex="none"/>
    </style:style>
    <style:style style:name="P18" style:family="paragraph" style:parent-style-name="Text_20_body" style:list-style-name="L5">
      <style:text-properties fo:language="zxx" fo:country="none" officeooo:rsid="00272e30" officeooo:paragraph-rsid="00272e30" style:language-asian="zxx" style:country-asian="none" style:language-complex="zxx" style:country-complex="none"/>
    </style:style>
    <style:style style:name="P19" style:family="paragraph" style:parent-style-name="Text_20_body" style:list-style-name="L5">
      <style:text-properties fo:language="zxx" fo:country="none" officeooo:rsid="00272e30" officeooo:paragraph-rsid="00279161" style:language-asian="zxx" style:country-asian="none" style:language-complex="zxx" style:country-complex="none"/>
    </style:style>
    <style:style style:name="P20" style:family="paragraph" style:parent-style-name="Text_20_body" style:list-style-name="L6">
      <style:text-properties fo:language="zxx" fo:country="none" officeooo:rsid="00279161" officeooo:paragraph-rsid="00279161" style:language-asian="zxx" style:country-asian="none" style:language-complex="zxx" style:country-complex="none"/>
    </style:style>
    <style:style style:name="P21" style:family="paragraph" style:parent-style-name="Text_20_body" style:list-style-name="L6">
      <style:text-properties fo:language="zxx" fo:country="none" officeooo:rsid="0028f233" officeooo:paragraph-rsid="0028f233" style:language-asian="zxx" style:country-asian="none" style:language-complex="zxx" style:country-complex="none"/>
    </style:style>
    <style:style style:name="P22" style:family="paragraph" style:parent-style-name="Text_20_body" style:list-style-name="L7">
      <style:text-properties fo:language="zxx" fo:country="none" officeooo:rsid="0025224d" officeooo:paragraph-rsid="0025224d" style:language-asian="zxx" style:country-asian="none" style:language-complex="zxx" style:country-complex="none"/>
    </style:style>
    <style:style style:name="P23" style:family="paragraph" style:parent-style-name="Text_20_body" style:list-style-name="L7">
      <style:text-properties fo:language="zxx" fo:country="none" officeooo:rsid="0025f3af" officeooo:paragraph-rsid="0025f3af" style:language-asian="zxx" style:country-asian="none" style:language-complex="zxx" style:country-complex="none"/>
    </style:style>
    <style:style style:name="P24" style:family="paragraph" style:parent-style-name="Text_20_body" style:list-style-name="L9">
      <style:text-properties fo:language="zxx" fo:country="none" officeooo:rsid="000ef275" officeooo:paragraph-rsid="000ef275" style:language-asian="zxx" style:country-asian="none" style:language-complex="zxx" style:country-complex="none"/>
    </style:style>
    <style:style style:name="P25" style:family="paragraph" style:parent-style-name="Text_20_body" style:list-style-name="L9">
      <style:text-properties fo:language="zxx" fo:country="none" officeooo:rsid="0010029f" officeooo:paragraph-rsid="0010029f" style:language-asian="zxx" style:country-asian="none" style:language-complex="zxx" style:country-complex="none"/>
    </style:style>
    <style:style style:name="P26" style:family="paragraph" style:parent-style-name="Text_20_body" style:list-style-name="L9">
      <style:text-properties fo:language="zxx" fo:country="none" officeooo:rsid="00137636" officeooo:paragraph-rsid="00137636" style:language-asian="zxx" style:country-asian="none" style:language-complex="zxx" style:country-complex="none"/>
    </style:style>
    <style:style style:name="P27" style:family="paragraph" style:parent-style-name="Text_20_body" style:list-style-name="L10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28" style:family="paragraph" style:parent-style-name="Text_20_body" style:list-style-name="L11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29" style:family="paragraph" style:parent-style-name="Text_20_body" style:list-style-name="L12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30" style:family="paragraph" style:parent-style-name="Text_20_body" style:list-style-name="L13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31" style:family="paragraph" style:parent-style-name="Text_20_body" style:list-style-name="L14">
      <style:text-properties fo:language="zxx" fo:country="none" officeooo:rsid="00142539" officeooo:paragraph-rsid="00142539" style:language-asian="zxx" style:country-asian="none" style:language-complex="zxx" style:country-complex="none"/>
    </style:style>
    <style:style style:name="P32" style:family="paragraph" style:parent-style-name="Text_20_body" style:list-style-name="L14">
      <style:text-properties fo:language="zxx" fo:country="none" officeooo:rsid="00157535" officeooo:paragraph-rsid="00157535" style:language-asian="zxx" style:country-asian="none" style:language-complex="zxx" style:country-complex="none"/>
    </style:style>
    <style:style style:name="P33" style:family="paragraph" style:parent-style-name="Text_20_body" style:list-style-name="L14">
      <style:text-properties fo:language="zxx" fo:country="none" officeooo:rsid="001695c9" officeooo:paragraph-rsid="001695c9" style:language-asian="zxx" style:country-asian="none" style:language-complex="zxx" style:country-complex="none"/>
    </style:style>
    <style:style style:name="P34" style:family="paragraph" style:parent-style-name="Text_20_body" style:list-style-name="L15">
      <style:text-properties fo:language="zxx" fo:country="none" officeooo:rsid="0018262a" officeooo:paragraph-rsid="0018262a" style:language-asian="zxx" style:country-asian="none" style:language-complex="zxx" style:country-complex="none"/>
    </style:style>
    <style:style style:name="P35" style:family="paragraph" style:parent-style-name="Text_20_body" style:list-style-name="L15">
      <style:text-properties fo:language="zxx" fo:country="none" officeooo:rsid="0017896d" officeooo:paragraph-rsid="0017896d" style:language-asian="zxx" style:country-asian="none" style:language-complex="zxx" style:country-complex="none"/>
    </style:style>
    <style:style style:name="P36" style:family="paragraph" style:parent-style-name="Text_20_body" style:list-style-name="L15">
      <style:text-properties fo:language="zxx" fo:country="none" officeooo:rsid="00183eda" officeooo:paragraph-rsid="00183eda" style:language-asian="zxx" style:country-asian="none" style:language-complex="zxx" style:country-complex="none"/>
    </style:style>
    <style:style style:name="P37" style:family="paragraph" style:parent-style-name="Text_20_body" style:list-style-name="L15">
      <style:text-properties fo:language="zxx" fo:country="none" officeooo:rsid="0018fa80" officeooo:paragraph-rsid="0018fa80" style:language-asian="zxx" style:country-asian="none" style:language-complex="zxx" style:country-complex="none"/>
    </style:style>
    <style:style style:name="P38" style:family="paragraph" style:parent-style-name="Text_20_body" style:list-style-name="L16">
      <style:text-properties fo:language="zxx" fo:country="none" officeooo:rsid="002410f8" officeooo:paragraph-rsid="002410f8" style:language-asian="zxx" style:country-asian="none" style:language-complex="zxx" style:country-complex="none"/>
    </style:style>
    <style:style style:name="P39" style:family="paragraph" style:parent-style-name="Text_20_body" style:list-style-name="L18">
      <style:text-properties fo:language="zxx" fo:country="none" officeooo:rsid="002abd59" officeooo:paragraph-rsid="002abd59" style:language-asian="zxx" style:country-asian="none" style:language-complex="zxx" style:country-complex="none"/>
    </style:style>
    <style:style style:name="P40" style:family="paragraph" style:parent-style-name="Text_20_body" style:list-style-name="L18">
      <style:text-properties fo:language="zxx" fo:country="none" officeooo:rsid="002c9627" officeooo:paragraph-rsid="002c9627" style:language-asian="zxx" style:country-asian="none" style:language-complex="zxx" style:country-complex="none"/>
    </style:style>
    <style:style style:name="P41" style:family="paragraph" style:parent-style-name="Text_20_body" style:list-style-name="L18">
      <style:text-properties fo:language="zxx" fo:country="none" officeooo:rsid="002e3551" officeooo:paragraph-rsid="002e3551" style:language-asian="zxx" style:country-asian="none" style:language-complex="zxx" style:country-complex="none"/>
    </style:style>
    <style:style style:name="P42" style:family="paragraph" style:parent-style-name="Text_20_body" style:list-style-name="L18">
      <style:text-properties fo:language="zxx" fo:country="none" officeooo:rsid="002faf4a" officeooo:paragraph-rsid="002faf4a" style:language-asian="zxx" style:country-asian="none" style:language-complex="zxx" style:country-complex="none"/>
    </style:style>
    <style:style style:name="P43" style:family="paragraph" style:parent-style-name="Text_20_body" style:list-style-name="L1">
      <style:text-properties fo:language="zxx" fo:country="none" fo:font-weight="bold" officeooo:rsid="000d6df6" officeooo:paragraph-rsid="000d6df6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Text_20_body" style:list-style-name="L1">
      <style:text-properties fo:language="zxx" fo:country="none" fo:font-weight="bold" officeooo:rsid="000d6df6" officeooo:paragraph-rsid="0031487b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ext_20_body" style:list-style-name="L1">
      <style:text-properties fo:language="zxx" fo:country="none" fo:font-weight="bold" officeooo:rsid="000e40ca" officeooo:paragraph-rsid="000e40ca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Text_20_body" style:list-style-name="L1">
      <style:text-properties fo:language="zxx" fo:country="none" fo:font-weight="bold" officeooo:rsid="000e40ca" officeooo:paragraph-rsid="0031487b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Text_20_body" style:list-style-name="L4">
      <style:text-properties fo:language="zxx" fo:country="none" fo:font-weight="bold" officeooo:rsid="0021c943" officeooo:paragraph-rsid="0021c943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Text_20_body" style:list-style-name="L18">
      <style:text-properties fo:language="zxx" fo:country="none" fo:font-weight="bold" officeooo:rsid="0031487b" officeooo:paragraph-rsid="0031487b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Text_20_body" style:list-style-name="L1">
      <style:text-properties fo:language="zxx" fo:country="none" fo:font-weight="normal" officeooo:rsid="000d6df6" officeooo:paragraph-rsid="000d6df6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Text_20_body" style:list-style-name="L1">
      <style:text-properties fo:language="zxx" fo:country="none" fo:font-weight="normal" officeooo:rsid="000d6df6" officeooo:paragraph-rsid="0031487b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Text_20_body" style:list-style-name="L1">
      <style:text-properties fo:language="zxx" fo:country="none" fo:font-weight="normal" officeooo:rsid="000dcaad" officeooo:paragraph-rsid="000dcaad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Text_20_body" style:list-style-name="L1">
      <style:text-properties fo:language="zxx" fo:country="none" fo:font-weight="normal" officeooo:rsid="000dcaad" officeooo:paragraph-rsid="0031487b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Text_20_body" style:list-style-name="L1">
      <style:text-properties fo:language="zxx" fo:country="none" fo:font-weight="normal" officeooo:rsid="000ef275" officeooo:paragraph-rsid="000ef275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Text_20_body" style:list-style-name="L1">
      <style:text-properties fo:language="zxx" fo:country="none" fo:font-weight="normal" officeooo:rsid="000ef275" officeooo:paragraph-rsid="0031487b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Text_20_body" style:list-style-name="L4">
      <style:text-properties fo:language="zxx" fo:country="none" fo:font-weight="normal" officeooo:rsid="0021c943" officeooo:paragraph-rsid="0021c943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Text_20_body" style:list-style-name="L3">
      <style:text-properties fo:language="zxx" fo:country="none" style:text-underline-style="none" officeooo:rsid="001e4f29" officeooo:paragraph-rsid="001e4f29" style:language-asian="zxx" style:country-asian="none" style:language-complex="zxx" style:country-complex="none"/>
    </style:style>
    <style:style style:name="P57" style:family="paragraph" style:parent-style-name="Text_20_body" style:list-style-name="L4">
      <style:text-properties officeooo:rsid="00200f35" officeooo:paragraph-rsid="00200f35"/>
    </style:style>
    <style:style style:name="P58" style:family="paragraph" style:parent-style-name="Text_20_body" style:list-style-name="L4">
      <style:text-properties officeooo:rsid="0021c943" officeooo:paragraph-rsid="0021c943"/>
    </style:style>
    <style:style style:name="P59" style:family="paragraph" style:parent-style-name="Text_20_body" style:list-style-name="L8">
      <style:text-properties officeooo:rsid="0021c943" officeooo:paragraph-rsid="0021c943"/>
    </style:style>
    <style:style style:name="P60" style:family="paragraph" style:parent-style-name="Text_20_body" style:list-style-name="L8">
      <style:text-properties fo:font-weight="bold" officeooo:rsid="002364d7" officeooo:paragraph-rsid="002364d7" style:font-weight-asian="bold" style:font-weight-complex="bold"/>
    </style:style>
    <style:style style:name="P61" style:family="paragraph" style:parent-style-name="Text_20_body" style:list-style-name="L16">
      <style:text-properties fo:font-weight="bold" officeooo:rsid="002998e7" officeooo:paragraph-rsid="002998e7" style:font-weight-asian="bold" style:font-weight-complex="bold"/>
    </style:style>
    <style:style style:name="P62" style:family="paragraph" style:parent-style-name="Text_20_body" style:list-style-name="L7">
      <style:text-properties officeooo:rsid="0025224d" officeooo:paragraph-rsid="0025224d"/>
    </style:style>
    <style:style style:name="P63" style:family="paragraph" style:parent-style-name="Text_20_body" style:list-style-name="L8">
      <style:text-properties officeooo:rsid="001b3f24" officeooo:paragraph-rsid="001b0525"/>
    </style:style>
    <style:style style:name="P64" style:family="paragraph" style:parent-style-name="Text_20_body" style:list-style-name="L8">
      <style:text-properties officeooo:rsid="001b3f24" officeooo:paragraph-rsid="001b3f24"/>
    </style:style>
    <style:style style:name="P65" style:family="paragraph" style:parent-style-name="Text_20_body" style:list-style-name="L8">
      <style:text-properties officeooo:rsid="001b0525" officeooo:paragraph-rsid="0021c943"/>
    </style:style>
    <style:style style:name="P66" style:family="paragraph" style:parent-style-name="Text_20_body" style:list-style-name="L8">
      <style:text-properties officeooo:rsid="001b0525" officeooo:paragraph-rsid="001b0525"/>
    </style:style>
    <style:style style:name="P67" style:family="paragraph" style:parent-style-name="Text_20_body" style:list-style-name="L8">
      <style:text-properties officeooo:rsid="002208dd" officeooo:paragraph-rsid="002208dd"/>
    </style:style>
    <style:style style:name="P68" style:family="paragraph" style:parent-style-name="Text_20_body" style:list-style-name="L8">
      <style:text-properties officeooo:rsid="002364d7" officeooo:paragraph-rsid="002364d7"/>
    </style:style>
    <style:style style:name="P69" style:family="paragraph" style:parent-style-name="Text_20_body" style:list-style-name="L8">
      <style:text-properties fo:font-weight="normal" officeooo:rsid="002364d7" officeooo:paragraph-rsid="002364d7" style:font-weight-asian="normal" style:font-weight-complex="normal"/>
    </style:style>
    <style:style style:name="P70" style:family="paragraph" style:parent-style-name="Text_20_body" style:list-style-name="L9">
      <style:text-properties officeooo:rsid="000ef275" officeooo:paragraph-rsid="000ef275"/>
    </style:style>
    <style:style style:name="P71" style:family="paragraph" style:parent-style-name="Text_20_body" style:list-style-name="L16">
      <style:text-properties officeooo:rsid="002938ce" officeooo:paragraph-rsid="002938ce"/>
    </style:style>
    <style:style style:name="P72" style:family="paragraph" style:parent-style-name="Text_20_body" style:list-style-name="L16">
      <style:text-properties fo:font-style="normal" fo:font-weight="normal" officeooo:rsid="002938ce" officeooo:paragraph-rsid="002938ce" style:font-style-asian="normal" style:font-weight-asian="normal" style:font-style-complex="normal" style:font-weight-complex="normal"/>
    </style:style>
    <style:style style:name="P73" style:family="paragraph" style:parent-style-name="Text_20_body" style:list-style-name="L16">
      <style:text-properties fo:font-style="normal" fo:font-weight="normal" officeooo:rsid="002998e7" officeooo:paragraph-rsid="002998e7" style:font-style-asian="normal" style:font-weight-asian="normal" style:font-style-complex="normal" style:font-weight-complex="normal"/>
    </style:style>
    <style:style style:name="P74" style:family="paragraph" style:parent-style-name="Text_20_body" style:list-style-name="L4">
      <style:text-properties officeooo:rsid="002a724a" officeooo:paragraph-rsid="002a724a"/>
    </style:style>
    <style:style style:name="P75" style:family="paragraph" style:parent-style-name="Text_20_body" style:list-style-name="L17"/>
    <style:style style:name="P76" style:family="paragraph" style:parent-style-name="Text_20_body" style:list-style-name="L17">
      <style:text-properties officeooo:rsid="002a74e4" officeooo:paragraph-rsid="002a74e4"/>
    </style:style>
    <style:style style:name="P77" style:family="paragraph" style:parent-style-name="Text_20_body" style:list-style-name="L17">
      <style:text-properties officeooo:rsid="002aba46" officeooo:paragraph-rsid="002aba46"/>
    </style:style>
    <style:style style:name="P78" style:family="paragraph" style:parent-style-name="Title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79" style:family="paragraph" style:parent-style-name="Title" style:list-style-name="L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df6" style:font-weight-asian="normal" style:font-weight-complex="normal"/>
    </style:style>
    <style:style style:name="T3" style:family="text">
      <style:text-properties fo:font-weight="normal" officeooo:rsid="000e40ca" style:font-weight-asian="normal" style:font-weight-complex="normal"/>
    </style:style>
    <style:style style:name="T4" style:family="text">
      <style:text-properties fo:font-weight="normal" officeooo:rsid="00279161" style:font-weight-asian="normal" style:font-weight-complex="normal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0ef275" style:language-asian="zxx" style:country-asian="none" style:language-complex="zxx" style:country-complex="none"/>
    </style:style>
    <style:style style:name="T7" style:family="text">
      <style:text-properties fo:language="zxx" fo:country="none" officeooo:rsid="0021c943" style:language-asian="zxx" style:country-asian="none" style:language-complex="zxx" style:country-complex="none"/>
    </style:style>
    <style:style style:name="T8" style:family="text">
      <style:text-properties fo:language="zxx" fo:country="none" officeooo:rsid="0025224d" style:language-asian="zxx" style:country-asian="none" style:language-complex="zxx" style:country-complex="none"/>
    </style:style>
    <style:style style:name="T9" style:family="text">
      <style:text-properties fo:language="zxx" fo:country="none" officeooo:rsid="002a74e4" style:language-asian="zxx" style:country-asian="none" style:language-complex="zxx" style:country-complex="none"/>
    </style:style>
    <style:style style:name="T1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fo:font-weight="bold" officeooo:rsid="0021c943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3" style:family="text">
      <style:text-properties officeooo:rsid="000dcaa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c943" style:font-weight-asian="bold" style:font-weight-complex="bold"/>
    </style:style>
    <style:style style:name="T16" style:family="text">
      <style:text-properties fo:font-weight="bold" officeooo:rsid="00279161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11f402"/>
    </style:style>
    <style:style style:name="T23" style:family="text">
      <style:text-properties officeooo:rsid="00157535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183eda"/>
    </style:style>
    <style:style style:name="T26" style:family="text">
      <style:text-properties officeooo:rsid="001d721c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ebea4"/>
    </style:style>
    <style:style style:name="T29" style:family="text">
      <style:text-properties officeooo:rsid="0021c943"/>
    </style:style>
    <style:style style:name="T30" style:family="text">
      <style:text-properties officeooo:rsid="002364d7"/>
    </style:style>
    <style:style style:name="T31" style:family="text">
      <style:text-properties officeooo:rsid="00279161"/>
    </style:style>
    <style:style style:name="T32" style:family="text">
      <style:text-properties officeooo:rsid="002d1c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Effectuation and causation</text:p>
      <text:list xml:id="list7321658721220076535" text:style-name="L1">
        <text:list-item>
          <text:p text:style-name="P10">En del af entreprenør processen</text:p>
        </text:list-item>
        <text:list-item>
          <text:p text:style-name="P11">Iterativ</text:p>
        </text:list-item>
        <text:list-item>
          <text:p text:style-name="P11">Spot muligheder og gør noget ved det</text:p>
        </text:list-item>
        <text:list-item>
          <text:p text:style-name="P43">Saras D. Sarasvathy<text:span text:style-name="T1"> </text:span><text:span text:style-name="T3">i 2001</text:span></text:p>
          <text:list>
            <text:list-item>
              <text:p text:style-name="P45"><text:span text:style-name="T3">M</text:span><text:span text:style-name="T1">enukort med ingredienser (effektuation) eller retter (causation).</text:span></text:p>
            </text:list-item>
          </text:list>
        </text:list-item>
        <text:list-item>
          <text:p text:style-name="P49">Effectuation</text:p>
          <text:list>
            <text:list-item>
              <text:p text:style-name="P49">Pga. nogle midler kan vi nå flere forskellige mål.</text:p>
            </text:list-item>
            <text:list-item>
              <text:p text:style-name="P49">Hvis vi kan kontrollere fremtiden, behøver vi ikke forudse den.</text:p>
            </text:list-item>
            <text:list-item>
              <text:p text:style-name="P49">Principper:</text:p>
              <text:list>
                <text:list-item>
                  <text:p text:style-name="P49"><text:span text:style-name="T17">Bird-in-hand</text:span>: hvem er I/du og hvad kan du/I gøre fremover?</text:p>
                </text:list-item>
                <text:list-item>
                  <text:p text:style-name="P51"><text:span text:style-name="T17">Lemonade</text:span>: Dårlige nyheder bliver til "det kan vi udnytte"</text:p>
                </text:list-item>
                <text:list-item>
                  <text:p text:style-name="P51"><text:span text:style-name="T17">Patchwork Quilt</text:span>: <text:span text:style-name="T14">Hvad?</text:span> Partnerskab med selskaber, der selv vælger hvad der skal ske?</text:p>
                </text:list-item>
                <text:list-item>
                  <text:p text:style-name="P51"><text:span text:style-name="T17">Pilot-in-the-plane</text:span>: Grundet vi kan dette, får vi følgende ud af det. Skab din egen fremtid.</text:p>
                </text:list-item>
                <text:list-item>
                  <text:p text:style-name="P49"><text:span text:style-name="T17">Affordable Loss</text:span>: <text:span text:style-name="T13">Ingen kæmpe skridt – overvej hvad der skal ske og hvordan du/I alligevel kan komme godt ud af det.</text:span></text:p>
                </text:list-item>
              </text:list>
            </text:list-item>
            <text:list-item>
              <text:p text:style-name="P51">Cycle (nye means, environmental changes og constrains starter det forfra):</text:p>
              <text:list>
                <text:list-item>
                  <text:p text:style-name="P51">Hvem er man og hvem kender man</text:p>
                </text:list-item>
                <text:list-item>
                  <text:p text:style-name="P51">Hvad kan vi</text:p>
                </text:list-item>
                <text:list-item>
                  <text:p text:style-name="P51">Kontakt folk for at få stakeholders og commitments</text:p>
                </text:list-item>
                <text:list-item>
                  <text:p text:style-name="P51">Dette giver nye goals eller means – så tilbage til hvad du kan</text:p>
                </text:list-item>
              </text:list>
            </text:list-item>
            <text:list-item>
              <text:p text:style-name="P51">Bruges til at starte med – så forlader man tankegangen (1. og 2. gear)</text:p>
            </text:list-item>
          </text:list>
        </text:list-item>
        <text:list-item>
          <text:p text:style-name="P49">Causation</text:p>
          <text:list>
            <text:list-item>
              <text:p text:style-name="P49">Med nogle midler kan vi nå ét mål</text:p>
            </text:list-item>
            <text:list-item>
              <text:p text:style-name="P49">Hvis vi forudse fremtiden kan vi kontrollere den</text:p>
            </text:list-item>
          </text:list>
        </text:list-item>
        <text:list-item>
          <text:p text:style-name="P13"><text:span text:style-name="T2">S</text:span><text:span text:style-name="T1">uicide Quadrant (nyt maket med nyt produkt)</text:span></text:p>
        </text:list-item>
        <text:list-item>
          <text:p text:style-name="P53">JTI (ISTJ) - effectuation</text:p>
        </text:list-item>
      </text:list>
      <text:list xml:id="list8171288416962525933" text:style-name="L2">
        <text:list-header>
          <text:p text:style-name="P79">2. Business model canvas</text:p>
        </text:list-header>
      </text:list>
      <text:list xml:id="list7476573001511815584" text:style-name="L3">
        <text:list-item>
          <text:p text:style-name="P15">Customer segment</text:p>
          <text:list>
            <text:list-item>
              <text:p text:style-name="P15">Folk, der får værdi (brugere og dem der betaler)</text:p>
            </text:list-item>
          </text:list>
        </text:list-item>
        <text:list-item>
          <text:p text:style-name="P15">Value Propersition (Apple's iTunes)</text:p>
          <text:list>
            <text:list-item>
              <text:p text:style-name="P15">Services, som kunderne får værdi af</text:p>
            </text:list-item>
          </text:list>
        </text:list-item>
        <text:list-item>
          <text:p text:style-name="P15">Channels (iTunes store, apple.com)</text:p>
          <text:list>
            <text:list-item>
              <text:p text:style-name="P15">Beskriver hvordan kunderne får værdien</text:p>
            </text:list-item>
          </text:list>
        </text:list-item>
        <text:list-item>
          <text:p text:style-name="P15">Customer Relationships (kvalitet og nem overgang fra andet)</text:p>
          <text:list>
            <text:list-item>
              <text:p text:style-name="P15">Den måde du får relationship med dine kunder</text:p>
            </text:list-item>
          </text:list>
        </text:list-item>
        <text:list-item>
          <text:p text:style-name="P15">Revenue Streams (Små betaling tli kunstner, men stor betaling fra kunder)</text:p>
          <text:list>
            <text:list-item>
              <text:p text:style-name="P15">Hvordan får du forrestningsværdi?</text:p>
            </text:list-item>
            <text:list-item>
              <text:p text:style-name="P15">Hvilke mekanismer skal du bruge</text:p>
            </text:list-item>
          </text:list>
        </text:list-item>
        <text:list-item>
          <text:p text:style-name="P15">Key resources (Brand og software)</text:p>
          <text:list>
            <text:list-item>
              <text:p text:style-name="P15">Infrastruktur til at lave, levere og få værdi</text:p>
            </text:list-item>
            <text:list-item>
              <text:p text:style-name="P15">Viser hvad der kan undværes i modellen</text:p>
            </text:list-item>
          </text:list>
        </text:list-item>
        <text:list-item>
          <text:p text:style-name="P15">Key Activities (marketing, design)</text:p>
          <text:list>
            <text:list-item>
              <text:p text:style-name="P15">Hvad skal du <text:span text:style-name="T24">virkelig</text:span><text:span text:style-name="T27"> kunne gøre</text:span></text:p>
            </text:list-item>
          </text:list>
        </text:list-item>
        <text:list-item>
          <text:p text:style-name="P15"><text:span text:style-name="T27">Key Partnerships (Recording studios</text:span><text:span text:style-name="T28">)</text:span></text:p>
          <text:list>
            <text:list-item>
              <text:p text:style-name="P56">Hvem kan gøre det nemmere at udføre jeres opgaver – lav ikke alt selv fra bunden.</text:p>
            </text:list-item>
          </text:list>
        </text:list-item>
        <text:list-item>
          <text:p text:style-name="P15"><text:span text:style-name="T27">Cost Structure </text:span><text:span text:style-name="T28">(Marketing/salg, hardware og ansatte)</text:span></text:p>
          <text:list>
            <text:list-item>
              <text:p text:style-name="P15"><text:span text:style-name="T27">Hvad </text:span><text:span text:style-name="T28">koster penge</text:span></text:p>
            </text:list-item>
          </text:list>
        </text:list-item>
      </text:list>
      <text:p text:style-name="P1"/>
      <text:p text:style-name="P6">3. Business model Innovation</text:p>
      <text:list xml:id="list2436535680468377021" text:style-name="L4">
        <text:list-item>
          <text:p text:style-name="P16">Simon Sinek's Golden Circle / LEAN Golden Circle</text:p>
          <text:list>
            <text:list-item>
              <text:p text:style-name="P57"><text:span text:style-name="T5">(indefra ud) </text:span><text:span text:style-name="T10">Hvorfor</text:span><text:span text:style-name="T5"> (forstå problemer) -&gt; </text:span><text:span text:style-name="T10">Hvordan</text:span><text:span text:style-name="T5"> (Lav et forslag) -&gt; </text:span><text:span text:style-name="T10">Hvad</text:span><text:span text:style-name="T5"> (Lav Minimum Viable Product - </text:span><text:span text:style-name="T11">MVP</text:span><text:span text:style-name="T5">)</text:span></text:p>
            </text:list-item>
          </text:list>
        </text:list-item>
        <text:list-item>
          <text:p text:style-name="P57"><text:span text:style-name="T5">B</text:span><text:span text:style-name="T7">M</text:span><text:span text:style-name="T5">s er dynamiske</text:span></text:p>
          <text:list>
            <text:list-item>
              <text:p text:style-name="P74"><text:span text:style-name="T5">De 3 E'er: Execution, evaluation, evolution</text:span></text:p>
            </text:list-item>
          </text:list>
        </text:list-item>
        <text:list-item>
          <text:p text:style-name="P16">Skal altid evalueres og opdateres</text:p>
          <text:list>
            <text:list-item>
              <text:p text:style-name="P58"><text:span text:style-name="T5">Brug eks. </text:span><text:span text:style-name="T10">SWOT</text:span><text:span text:style-name="T5"> analyse: Strength / Weaknesses | Opportunities / Threats</text:span></text:p>
            </text:list-item>
            <text:list-item>
              <text:p text:style-name="P17">Hvis man ikke udvikler sin model dør man ud som firma</text:p>
              <text:list>
                <text:list-item>
                  <text:p text:style-name="P58"><text:span text:style-name="T10">BlockBuster</text:span><text:span text:style-name="T5"> – Fysisk media :-(</text:span></text:p>
                </text:list-item>
                <text:list-item>
                  <text:p text:style-name="P17">NetFlix – Stream det :-)</text:p>
                </text:list-item>
              </text:list>
            </text:list-item>
            <text:list-item>
              <text:p text:style-name="P58"><text:span text:style-name="T10">Skrot din BM</text:span><text:span text:style-name="T5">, hvis den ikke virker. Den er ikke en hellig gral!</text:span></text:p>
            </text:list-item>
          </text:list>
        </text:list-item>
        <text:list-item>
          <text:p text:style-name="P17">Value Proposition: Hvordan vil du lave, levere og få værdi (fra BM Canvas)</text:p>
        </text:list-item>
        <text:list-item>
          <text:p text:style-name="P58"><text:span text:style-name="T5">Skaler smart og </text:span><text:span text:style-name="T12">ikke</text:span><text:span text:style-name="T5"> hurtigt</text:span></text:p>
        </text:list-item>
        <text:list-item>
          <text:p text:style-name="P47">Fail fast, fail early</text:p>
        </text:list-item>
        <text:list-item>
          <text:p text:style-name="P55"/>
        </text:list-item>
      </text:list>
      <text:p text:style-name="P6">4. Innovation types</text:p>
      <text:list xml:id="list7152755724622047177" text:style-name="L5">
        <text:list-item>
          <text:p text:style-name="P18">Profit model – Måden man laver pengene på <text:span text:style-name="T31">(</text:span><text:span text:style-name="T16">her bruges penge)</text:span></text:p>
        </text:list-item>
        <text:list-item>
          <text:p text:style-name="P19">Netværk – Lav værdi igennem andre <text:span text:style-name="T31">(</text:span><text:span text:style-name="T16">her bruges penge)</text:span></text:p>
        </text:list-item>
        <text:list-item>
          <text:p text:style-name="P18">Struktur – brug dine talenter og midler</text:p>
        </text:list-item>
        <text:list-item>
          <text:p text:style-name="P18">Process – En bestemt signatur eller methode at udføre arbejdet på</text:p>
        </text:list-item>
        <text:list-item>
          <text:p text:style-name="P18">Produkt performance – Forskellen på features og funktionalitet <text:span text:style-name="T31">(</text:span><text:span text:style-name="T16">her bruges penge</text:span><text:span text:style-name="T4">)</text:span></text:p>
        </text:list-item>
        <text:list-item>
          <text:p text:style-name="P18">Product system – komplimenterende produkt og service <text:span text:style-name="T31">(</text:span><text:span text:style-name="T16">også lidt her</text:span><text:span text:style-name="T4">)</text:span></text:p>
        </text:list-item>
        <text:list-item>
          <text:p text:style-name="P18">Service – Support og forbedring</text:p>
        </text:list-item>
        <text:list-item>
          <text:p text:style-name="P18">Channel – Måden man formidler til kunderne</text:p>
        </text:list-item>
        <text:list-item>
          <text:p text:style-name="P18">Brand – Repræsentation af din forretning</text:p>
        </text:list-item>
        <text:list-item>
          <text:p text:style-name="P18">Customer Engagement – direkte kontakt til kunden</text:p>
        </text:list-item>
      </text:list>
      <text:p text:style-name="P4">Tankegang:</text:p>
      <text:list xml:id="list8188053534441629900" text:style-name="L6">
        <text:list-item>
          <text:p text:style-name="P20">Divergent:</text:p>
          <text:list>
            <text:list-item>
              <text:p text:style-name="P20">Mange muligheder med det eksisterende</text:p>
            </text:list-item>
            <text:list-item>
              <text:p text:style-name="P20">Risikofyldt</text:p>
            </text:list-item>
            <text:list-item>
              <text:p text:style-name="P20">Ændrer det kendte</text:p>
            </text:list-item>
            <text:list-item>
              <text:p text:style-name="P20">Alternative, flere og overraskende løsninger</text:p>
            </text:list-item>
          </text:list>
        </text:list-item>
        <text:list-item>
          <text:p text:style-name="P20">Convergent:</text:p>
          <text:list>
            <text:list-item>
              <text:p text:style-name="P20">Disse ting passer sammen</text:p>
            </text:list-item>
            <text:list-item>
              <text:p text:style-name="P20">Logisk tænkende</text:p>
            </text:list-item>
            <text:list-item>
              <text:p text:style-name="P20">Bruger det der allerede kendes</text:p>
            </text:list-item>
            <text:list-item>
              <text:p text:style-name="P20">Output vil kendes bedre</text:p>
            </text:list-item>
          </text:list>
        </text:list-item>
        <text:list-item>
          <text:p text:style-name="P20">Brainstorming</text:p>
        </text:list-item>
        <text:list-item>
          <text:p text:style-name="P21">Reverse-brainstorming (hvad har kunden brug for?)</text:p>
        </text:list-item>
        <text:list-item>
          <text:p text:style-name="P21">Walk-and-talk</text:p>
        </text:list-item>
        <text:list-item>
          <text:p text:style-name="P21">Pugh-matrix (hvad vi gjorde)</text:p>
        </text:list-item>
      </text:list>
      <text:p text:style-name="P6">5. The individual-opportunity nexus and team context</text:p>
      <text:list xml:id="list5342386476072586270" text:style-name="L17">
        <text:list-item>
          <text:p text:style-name="P75"><text:span text:style-name="T9">Nexus: Opportunity + individual/group = entrepreneurship</text:span></text:p>
        </text:list-item>
        <text:list-item>
          <text:p text:style-name="P76"><text:span text:style-name="T5">Individuelle entreprenører</text:span></text:p>
          <text:list>
            <text:list-item>
              <text:p text:style-name="P76"><text:span text:style-name="T5">Software er nemt, da det blot er kode der skal køre.</text:span></text:p>
            </text:list-item>
            <text:list-item>
              <text:p text:style-name="P76"><text:span text:style-name="T5">Fysiske produkter er svære, men tømrer/VVS folk kan godt</text:span></text:p>
            </text:list-item>
            <text:list-item>
              <text:p text:style-name="P76"><text:span text:style-name="T5">Papirarbejde, såsom revisor</text:span></text:p>
            </text:list-item>
          </text:list>
        </text:list-item>
        <text:list-item>
          <text:p text:style-name="P76"><text:span text:style-name="T5">Gruppe entreprenører</text:span></text:p>
          <text:list>
            <text:list-item>
              <text:p text:style-name="P76"><text:span text:style-name="T5">Nemmere, men flere at tage hensyn til</text:span></text:p>
              <text:list>
                <text:list-item>
                  <text:p text:style-name="P76"><text:span text:style-name="T5">Hvor tæt er man forbundet (weak ties/strong ties)</text:span></text:p>
                </text:list-item>
              </text:list>
            </text:list-item>
            <text:list-item>
              <text:p text:style-name="P76"><text:span text:style-name="T5">Man skal passe sammen (JTI-profiler)</text:span></text:p>
            </text:list-item>
            <text:list-item>
              <text:p text:style-name="P77"><text:span text:style-name="T5">Tid – og tid er uncertainty</text:span></text:p>
            </text:list-item>
            <text:list-item>
              <text:p text:style-name="P77"><text:span text:style-name="T5">Kan bedre finde investors</text:span></text:p>
            </text:list-item>
            <text:list-item>
              <text:p text:style-name="P77"><text:span text:style-name="T5">Man deler byrden</text:span></text:p>
            </text:list-item>
            <text:list-item>
              <text:p text:style-name="P77"><text:span text:style-name="T5">Nemmere skalering</text:span></text:p>
            </text:list-item>
            <text:list-item>
              <text:p text:style-name="P77"><text:span text:style-name="T5">Forskellige styrker</text:span></text:p>
            </text:list-item>
          </text:list>
        </text:list-item>
      </text:list>
      <text:p text:style-name="P1"/>
      <text:p text:style-name="P6">6. The NaBC model</text:p>
      <text:list xml:id="list1362848824370066672" text:style-name="L7">
        <text:list-item>
          <text:p text:style-name="P22">Need, Aproach, Benefits og Competition - Til pitch og presentationer</text:p>
        </text:list-item>
        <text:list-item>
          <text:p text:style-name="P62"><text:span text:style-name="T8">U</text:span><text:span text:style-name="T5">dviklet af SRI International</text:span></text:p>
        </text:list-item>
        <text:list-item>
          <text:p text:style-name="P22">Need</text:p>
          <text:list>
            <text:list-item>
              <text:p text:style-name="P22">Hvorfor skal kunden have produktet – et reelt need eller ej og hvad får kunden ud af det?</text:p>
            </text:list-item>
          </text:list>
        </text:list-item>
        <text:list-item>
          <text:p text:style-name="P22">Approach</text:p>
          <text:list>
            <text:list-item>
              <text:p text:style-name="P22">Hvorfor er det unikt og hvorfor skal DU lave det?</text:p>
            </text:list-item>
          </text:list>
        </text:list-item>
        <text:list-item>
          <text:p text:style-name="P22">Benefits</text:p>
          <text:list>
            <text:list-item>
              <text:p text:style-name="P22">Er der alternativer og hvad skal kunden ændre af routiner?</text:p>
            </text:list-item>
          </text:list>
        </text:list-item>
        <text:list-item>
          <text:p text:style-name="P22">Bruges af DR, BBC mm.</text:p>
        </text:list-item>
        <text:list-item>
          <text:p text:style-name="P22">Folk ligger mærke til ca 55% kropssprog, 38% tale og 7% egentlige ord.</text:p>
        </text:list-item>
        <text:list-item>
          <text:p text:style-name="P23">Sig det samme med ord, billeder, musik, prototyper og evt. Aktiviteter</text:p>
        </text:list-item>
        <text:list-item>
          <text:p text:style-name="P23">Retorik</text:p>
          <text:list>
            <text:list-item>
              <text:p text:style-name="P23">Logos for logik</text:p>
            </text:list-item>
            <text:list-item>
              <text:p text:style-name="P23">Pathos for pølelser</text:p>
            </text:list-item>
            <text:list-item>
              <text:p text:style-name="P23">Ethos for erfaring</text:p>
            </text:list-item>
          </text:list>
        </text:list-item>
        <text:list-item>
          <text:p text:style-name="P23">Andre præsentationsformer:</text:p>
          <text:list>
            <text:list-item>
              <text:p text:style-name="P23">Elevator pitch (30 sek – 2 min)</text:p>
            </text:list-item>
            <text:list-item>
              <text:p text:style-name="P23">Water holes (små møder, hvor man er sikker, med folk der ikke har fulgt processen der giver feedback)</text:p>
            </text:list-item>
          </text:list>
        </text:list-item>
      </text:list>
      <text:p text:style-name="P7">7. Prototyping &amp; MVP</text:p>
      <text:list xml:id="list7807992414272023878" text:style-name="L8">
        <text:list-item>
          <text:p text:style-name="P63">(Experience) Prototype</text:p>
          <text:list>
            <text:list-item>
              <text:p text:style-name="P64">Ikke blot fysisk model.</text:p>
            </text:list-item>
            <text:list-item>
              <text:p text:style-name="P64">Handler om at vise, hvad produktet kan gøre for forbrugeren.</text:p>
            </text:list-item>
            <text:list-item>
              <text:p text:style-name="P64">Storyboard, scenarios, sketches, video, simuleringer.</text:p>
            </text:list-item>
            <text:list-item>
              <text:p text:style-name="P64">Det sælger produktet</text:p>
            </text:list-item>
            <text:list-item>
              <text:p text:style-name="P64">Man kan relatere til det gennem dette</text:p>
            </text:list-item>
            <text:list-item>
              <text:p text:style-name="P64">Vi tænker anderledes om det</text:p>
            </text:list-item>
            <text:list-item>
              <text:p text:style-name="P64">Forstå produktet og løsningen, og evaluer design-idéen.</text:p>
            </text:list-item>
            <text:list-item>
              <text:p text:style-name="P64">Bruges i ME2 i (2)Disclosing Disharmonies, (3)Qualifying Oppotunities og (4)Realising Value</text:p>
            </text:list-item>
          </text:list>
        </text:list-item>
        <text:list-item>
          <text:p text:style-name="P65">MVP <text:span text:style-name="T29">(Minimum Viable Product) </text:span><text:span text:style-name="T15">Eric Ries</text:span></text:p>
          <text:list>
            <text:list-item>
              <text:p text:style-name="P65">Den del, som der kan sælges, som også overlapper minimums-indsatsen.</text:p>
            </text:list-item>
            <text:list-item>
              <text:p text:style-name="P66">Gå ikke efter noget stort. Lav noget der virker og udbyg det.</text:p>
            </text:list-item>
            <text:list-item>
              <text:p text:style-name="P59">Super vigtig, da det maksimerer indsamlet data</text:p>
            </text:list-item>
            <text:list-item>
              <text:p text:style-name="P59">Spørg kunder, valider feedback (repeat) → få funds og byg produkt og firma</text:p>
              <text:list>
                <text:list-item>
                  <text:p text:style-name="P59">Idé → byg → mål og indsaml data → lær og ny/forbedret idé.</text:p>
                </text:list-item>
              </text:list>
            </text:list-item>
            <text:list-item>
              <text:p text:style-name="P67">Concept:</text:p>
              <text:list>
                <text:list-item>
                  <text:p text:style-name="P67">Find nogle, der <text:span text:style-name="T30">vil have det</text:span></text:p>
                </text:list-item>
                <text:list-item>
                  <text:p text:style-name="P68">Hvis de mener der mangler, så gør noget ved det</text:p>
                </text:list-item>
              </text:list>
            </text:list-item>
            <text:list-item>
              <text:p text:style-name="P68">Product evaluation</text:p>
              <text:list>
                <text:list-item>
                  <text:p text:style-name="P68">Find partnere og beta-kunder (evt. betalt)</text:p>
                </text:list-item>
                <text:list-item>
                  <text:p text:style-name="P68">Lav face-to-face demo af produkt</text:p>
                </text:list-item>
              </text:list>
            </text:list-item>
            <text:list-item>
              <text:p text:style-name="P68">Product fit</text:p>
              <text:list>
                <text:list-item>
                  <text:p text:style-name="P68">Lav indtægter, kundevalidering og invisteringer</text:p>
                </text:list-item>
                <text:list-item>
                  <text:p text:style-name="P60">Field pilot</text:p>
                </text:list-item>
              </text:list>
            </text:list-item>
            <text:list-item>
              <text:p text:style-name="P69">Det kan også blive for svært for kunden, hvis der er for mange features</text:p>
            </text:list-item>
          </text:list>
        </text:list-item>
      </text:list>
      <text:p text:style-name="P6">8. The JTI-typology</text:p>
      <text:p text:style-name="P2">Carl G. Jung (1875-1961) -&gt; Briggs og Briggs (1897-1980) -&gt; Ringstad og Ødegård</text:p>
      <text:list xml:id="list2187107494405677674" text:style-name="L9">
        <text:list-item>
          <text:list>
            <text:list-item>
              <text:p text:style-name="P24">Ekstro / Intro</text:p>
              <text:list>
                <text:list-item>
                  <text:p text:style-name="P70"><text:span text:style-name="T6">F</text:span><text:span text:style-name="T5">år energi fra andre / Lader op</text:span></text:p>
                </text:list-item>
              </text:list>
            </text:list-item>
            <text:list-item>
              <text:p text:style-name="P24">Sensing / iNtuition</text:p>
              <text:list>
                <text:list-item>
                  <text:p text:style-name="P24">Kan det måles og undersøges / Hvad nu hvis</text:p>
                </text:list-item>
              </text:list>
            </text:list-item>
            <text:list-item>
              <text:p text:style-name="P24">Thinking / Feeling</text:p>
              <text:list>
                <text:list-item>
                  <text:p text:style-name="P24">Tabellen siger at / Jeg føler at</text:p>
                </text:list-item>
              </text:list>
            </text:list-item>
            <text:list-item>
              <text:p text:style-name="P24">Judging / Perceiving</text:p>
              <text:list>
                <text:list-item>
                  <text:p text:style-name="P24">Først 1, når vi husker <text:span text:style-name="T17">A</text:span><text:span text:style-name="T19"> / Lad os se hvad vi finder</text:span></text:p>
                </text:list-item>
              </text:list>
            </text:list-item>
          </text:list>
        </text:list-item>
        <text:list-item>
          <text:p text:style-name="P25">Siger ikke noget om:</text:p>
          <text:list>
            <text:list-item>
              <text:p text:style-name="P25">IQ</text:p>
            </text:list-item>
            <text:list-item>
              <text:p text:style-name="P25">Normality</text:p>
            </text:list-item>
            <text:list-item>
              <text:p text:style-name="P25">Stress</text:p>
            </text:list-item>
            <text:list-item>
              <text:p text:style-name="P25">Frustration threshold</text:p>
            </text:list-item>
            <text:list-item>
              <text:p text:style-name="P25">Mental disorders</text:p>
            </text:list-item>
            <text:list-item>
              <text:p text:style-name="P25">Maturity</text:p>
            </text:list-item>
            <text:list-item>
              <text:p text:style-name="P25">Ability to learn</text:p>
            </text:list-item>
            <text:list-item>
              <text:p text:style-name="P25">Effectiveness</text:p>
            </text:list-item>
            <text:list-item>
              <text:p text:style-name="P25">Entrepreneurial skills</text:p>
            </text:list-item>
          </text:list>
        </text:list-item>
        <text:list-item>
          <text:p text:style-name="P25">16 forskellige kombinationer</text:p>
          <text:list>
            <text:list-item>
              <text:p text:style-name="P25">IS: kontinuerlighed <text:span text:style-name="T22">(John Watson, Han Solo og undertegnet)</text:span></text:p>
            </text:list-item>
            <text:list-item>
              <text:p text:style-name="P25">IN: Visioner <text:span text:style-name="T22">(Newton, Tolkien og Martin Luther King)</text:span></text:p>
            </text:list-item>
            <text:list-item>
              <text:p text:style-name="P25">ES: Resultater <text:span text:style-name="T22">(Paven (Francis), Hillary Clinton og Bond)</text:span></text:p>
            </text:list-item>
            <text:list-item>
              <text:p text:style-name="P25">EN: Forandringer (Obama)</text:p>
            </text:list-item>
          </text:list>
        </text:list-item>
        <text:list-item>
          <text:p text:style-name="P26">Toolbox er S-N og T-F: de funktioner som en person foretrækker at bruge.</text:p>
        </text:list-item>
      </text:list>
      <text:p text:style-name="P6">9. The ME2-model</text:p>
      <text:p text:style-name="P5">Model for Entrepreneurship Education</text:p>
      <text:p text:style-name="P3">1. Understanding Means <text:span text:style-name="T26">(&gt;)</text:span></text:p>
      <text:list xml:id="list1210977738275801321" text:style-name="L10">
        <text:list-item>
          <text:p text:style-name="P27">Find ud af hvad I kan som gruppe</text:p>
        </text:list-item>
      </text:list>
      <text:p text:style-name="P3">2. Disclosing Disharmonies <text:span text:style-name="T26">(&gt;| )</text:span></text:p>
      <text:list xml:id="list459940986404657177" text:style-name="L11">
        <text:list-item>
          <text:p text:style-name="P28">Find forskellige disharmoies uden at tænke løsninger</text:p>
        </text:list-item>
        <text:list-item>
          <text:p text:style-name="P28">Kan I løse den? Har I evnerne og viden til det (eller kan få det)?</text:p>
        </text:list-item>
        <text:list-item>
          <text:p text:style-name="P28">Snak med folk – har andre det problem?</text:p>
        </text:list-item>
      </text:list>
      <text:p text:style-name="P3">3. Qualifying Opportunities <text:span text:style-name="T26">(&lt;|&gt;)</text:span></text:p>
      <text:list xml:id="list629349442215407833" text:style-name="L12">
        <text:list-item>
          <text:p text:style-name="P29">Lav research og idéer på, hvordan et produkt kunne blive til. (&lt;)</text:p>
        </text:list-item>
        <text:list-item>
          <text:p text:style-name="P29">Findes der allerede løsninger? (|)</text:p>
        </text:list-item>
        <text:list-item>
          <text:p text:style-name="P29">Lav en business model, få nogle brugere til at evaluere idéen (&gt;)</text:p>
        </text:list-item>
      </text:list>
      <text:p text:style-name="P3">4. Realising Value</text:p>
      <text:list xml:id="list2107455196535339439" text:style-name="L13">
        <text:list-item>
          <text:p text:style-name="P30">Skaber produktet værdi og løses disharmonien? (&gt;)</text:p>
        </text:list-item>
        <text:list-item>
          <text:p text:style-name="P30">Lav prototyper, udvikling, pitch og find investorer(|)</text:p>
        </text:list-item>
        <text:list-item>
          <text:p text:style-name="P30">Er folk stadig interesseret? (&lt;)</text:p>
        </text:list-item>
        <text:list-item>
          <text:p text:style-name="P30">Test og udvikel</text:p>
        </text:list-item>
        <text:list-item>
          <text:p text:style-name="P30">Virker det</text:p>
        </text:list-item>
        <text:list-item>
          <text:p text:style-name="P30">Sælg det.</text:p>
        </text:list-item>
      </text:list>
      <text:p text:style-name="P3"/>
      <text:p text:style-name="P6">10. Disclosive spaces &amp; Disharmonies</text:p>
      <text:list xml:id="list9104021460744573582" text:style-name="L14">
        <text:list-item>
          <text:p text:style-name="P31">Charles Spinosa, <text:span text:style-name="T23">Flores og Dreyfus</text:span>: Du skal være indvolveret for at få mest ud af det.</text:p>
          <text:list>
            <text:list-item>
              <text:p text:style-name="P31">Tænk ikke "hvad er vi og ting", men "Hvordan bruger vi det"</text:p>
            </text:list-item>
            <text:list-item>
              <text:p text:style-name="P32">Vi <text:span text:style-name="T24">tror</text:span> alt har en mening og stiller ikke spørgsmålstegn</text:p>
              <text:list>
                <text:list-item>
                  <text:p text:style-name="P32">Kun hvis der er noget der går os på </text:p>
                </text:list-item>
              </text:list>
            </text:list-item>
          </text:list>
        </text:list-item>
        <text:list-item>
          <text:p text:style-name="P32">Mange synes noget er træls – entreprenører bruger dette</text:p>
        </text:list-item>
        <text:list-item>
          <text:p text:style-name="P32">Disclosive spaces – ting vi gør hver dag og styles -&gt; "focus"</text:p>
          <text:list>
            <text:list-item>
              <text:p text:style-name="P32">Style -&gt; årsagen til vi gør det</text:p>
              <text:list>
                <text:list-item>
                  <text:p text:style-name="P33">Ens praksis ændres af style – style er nemlig bases</text:p>
                </text:list-item>
                <text:list-item>
                  <text:p text:style-name="P33">Dvs. Hvordan det udføres, hvad der er vigtigt, <text:span text:style-name="T14">Noget der ændres?</text:span></text:p>
                </text:list-item>
              </text:list>
            </text:list-item>
          </text:list>
        </text:list-item>
        <text:list-item>
          <text:p text:style-name="P32">Dishoarmony – TRÆLS</text:p>
          <text:list>
            <text:list-item>
              <text:p text:style-name="P33">Hvis det ikke spiller med resten vi laver.</text:p>
            </text:list-item>
            <text:list-item>
              <text:p text:style-name="P33">Det gør disharmony til en anomaly (uregelmæssighed / skævhed).</text:p>
            </text:list-item>
          </text:list>
        </text:list-item>
        <text:list-item>
          <text:p text:style-name="P32">Noget der ændrer historien ændrer måden vi forstår og omgår ting (Is -&gt; køleskab -&gt; AC)</text:p>
        </text:list-item>
        <text:list-item>
          <text:p text:style-name="P33">Forslag: Jakkesæt og hvor man har samlingerne på sit tøj</text:p>
        </text:list-item>
      </text:list>
      <text:p text:style-name="P6">11. Effectuation Principles</text:p>
      <text:list xml:id="list162952926180958" text:continue-list="list7321658721220076535" text:style-name="L1">
        <text:list-item>
          <text:p text:style-name="P12">En del af entreprenør processen</text:p>
        </text:list-item>
        <text:list-item>
          <text:p text:style-name="P12">Iterativ</text:p>
        </text:list-item>
        <text:list-item>
          <text:p text:style-name="P12">Spot muligheder og gør noget ved det</text:p>
        </text:list-item>
        <text:list-item>
          <text:p text:style-name="P44">Saras D. Sarasvathy<text:span text:style-name="T1"> </text:span><text:span text:style-name="T3">i 2001</text:span></text:p>
          <text:list>
            <text:list-item>
              <text:p text:style-name="P46"><text:span text:style-name="T1">Menukort med ingredienser (effektuation) eller retter (causation).</text:span></text:p>
            </text:list-item>
          </text:list>
        </text:list-item>
        <text:list-item>
          <text:p text:style-name="P50">Effectuation</text:p>
          <text:list>
            <text:list-item>
              <text:p text:style-name="P50">Pga. nogle midler kan vi nå flere forskellige mål.</text:p>
            </text:list-item>
            <text:list-item>
              <text:p text:style-name="P50">Hvis vi kan kontrollere fremtiden, behøver vi ikke forudse den.</text:p>
            </text:list-item>
            <text:list-item>
              <text:p text:style-name="P50">Principper:</text:p>
              <text:list>
                <text:list-item>
                  <text:p text:style-name="P50"><text:span text:style-name="T17">Bird-in-hand</text:span>: hvem er I/du og hvad kan du/I gøre fremover?</text:p>
                </text:list-item>
                <text:list-item>
                  <text:p text:style-name="P52"><text:span text:style-name="T17">Lemonade</text:span>: Dårlige nyheder bliver til "det kan vi udnytte"</text:p>
                </text:list-item>
                <text:list-item>
                  <text:p text:style-name="P52"><text:span text:style-name="T17">Patchwork Quilt</text:span>: <text:span text:style-name="T14">Hvad?</text:span> Partnerskab med selskaber, der selv vælger hvad der skal ske?</text:p>
                </text:list-item>
                <text:list-item>
                  <text:p text:style-name="P52"><text:span text:style-name="T17">Pilot-in-the-plane</text:span>: Grundet vi kan dette, får vi følgende ud af det. Skab din egen fremtid.</text:p>
                </text:list-item>
                <text:list-item>
                  <text:p text:style-name="P50"><text:span text:style-name="T17">Affordable Loss</text:span>: <text:span text:style-name="T13">Ingen kæmpe skridt – overvej hvad der skal ske og hvordan du/I alligevel kan komme godt ud af det.</text:span></text:p>
                </text:list-item>
              </text:list>
            </text:list-item>
            <text:list-item>
              <text:p text:style-name="P52">Cycle (nye means, environmental changes og constrains starter det forfra):</text:p>
              <text:list>
                <text:list-item>
                  <text:p text:style-name="P52">Hvem er man og hvem kender man</text:p>
                </text:list-item>
                <text:list-item>
                  <text:p text:style-name="P52">Hvad kan vi</text:p>
                </text:list-item>
                <text:list-item>
                  <text:p text:style-name="P52">Kontakt folk for at få stakeholders og commitments</text:p>
                </text:list-item>
                <text:list-item>
                  <text:p text:style-name="P52">Dette giver nye goals eller means – så tilbage til hvad du kan</text:p>
                </text:list-item>
              </text:list>
            </text:list-item>
            <text:list-item>
              <text:p text:style-name="P52">Bruges til at starte med – så forlader man tankegangen (1. og 2. gear)</text:p>
            </text:list-item>
          </text:list>
        </text:list-item>
        <text:list-item>
          <text:p text:style-name="P14"><text:span text:style-name="T2">S</text:span><text:span text:style-name="T1">uicide Quadrant (nyt maket med nyt produkt)</text:span></text:p>
        </text:list-item>
        <text:list-item>
          <text:p text:style-name="P54">JTI (ISTJ) - effectuation</text:p>
        </text:list-item>
      </text:list>
      <text:p text:style-name="P6">12. Strong ties – Weak Ties</text:p>
      <text:list xml:id="list3346814962798666148" text:style-name="L15">
        <text:list-item>
          <text:p text:style-name="P34">Mark S. Granovetter</text:p>
          <text:list>
            <text:list-item>
              <text:p text:style-name="P34">Mange får job gennem beskendskaber og ikke nære venner. <text:span text:style-name="T25">(At netværke).</text:span></text:p>
            </text:list-item>
          </text:list>
        </text:list-item>
        <text:list-item>
          <text:p text:style-name="P35">Strong ties – dem der er tæt på dig. Dvs. NOGLE fra familien, venner, kollegaer, studiekammerater mm.</text:p>
          <text:list>
            <text:list-item>
              <text:p text:style-name="P34">Føler sig tryg og har tillid</text:p>
              <text:list>
                <text:list-item>
                  <text:p text:style-name="P36">Tryghed ønskes ikke brudt</text:p>
                </text:list-item>
              </text:list>
            </text:list-item>
            <text:list-item>
              <text:p text:style-name="P34">Jo tættere man er, jo flere fælles venner har man, jo mere ens er man, A vil være biased af B's holdning til B's venner. (Granovetter transitivity</text:p>
            </text:list-item>
            <text:list-item>
              <text:p text:style-name="P36">Hvis A og B er strong, vil A's strong mindst være weak med B</text:p>
            </text:list-item>
            <text:list-item>
              <text:p text:style-name="P36">Ved at <text:span text:style-name="T24">referere</text:span> til strong ties er man mere innovativ</text:p>
            </text:list-item>
          </text:list>
        </text:list-item>
        <text:list-item>
          <text:p text:style-name="P34">Weak ties – dem som du <text:span text:style-name="T17">også</text:span> kender, men ikke nær så godt.</text:p>
          <text:list>
            <text:list-item>
              <text:p text:style-name="P34">Ærlig information og innovation</text:p>
              <text:list>
                <text:list-item>
                  <text:p text:style-name="P36">Weak ties kan give innovation pga. Der ikke tages hensyn til komfort.</text:p>
                </text:list-item>
              </text:list>
            </text:list-item>
            <text:list-item>
              <text:p text:style-name="P36">Max antal weak ties ligger på ca. 150 mennesker</text:p>
            </text:list-item>
          </text:list>
        </text:list-item>
        <text:list-item>
          <text:p text:style-name="P36">Store entrepernør hold er mere innovative end små</text:p>
        </text:list-item>
        <text:list-item>
          <text:p text:style-name="P36">(Folk med meget erfaring er ikke så innovative some folk med lidt erfaring)</text:p>
        </text:list-item>
        <text:list-item>
          <text:p text:style-name="P37">Jo mindre er faring man har med hinanden, jo mere innovative er man.</text:p>
        </text:list-item>
      </text:list>
      <text:p text:style-name="P6">13. Entrepreneurship as a method</text:p>
      <text:list xml:id="list565034876944496100" text:style-name="L18">
        <text:list-item>
          <text:p text:style-name="P39">En måde at løse problemer</text:p>
          <text:list>
            <text:list-item>
              <text:p text:style-name="P39">alt fra enkeltpersonsproblemer til samfundsforbedringer</text:p>
            </text:list-item>
          </text:list>
        </text:list-item>
        <text:list-item>
          <text:p text:style-name="P39">ME2 model (Model for Entrepreneurship Education) bruges til dette</text:p>
          <text:list>
            <text:list-item>
              <text:p text:style-name="P39">Understanding means</text:p>
            </text:list-item>
            <text:list-item>
              <text:p text:style-name="P39">Disclosing disharmonies</text:p>
            </text:list-item>
            <text:list-item>
              <text:p text:style-name="P39">Qualifying opportunities</text:p>
            </text:list-item>
            <text:list-item>
              <text:p text:style-name="P39">Realising value</text:p>
            </text:list-item>
          </text:list>
        </text:list-item>
        <text:list-item>
          <text:p text:style-name="P40">Ligger sig tæt op af den videnskablige metode – aka. Der er ikke noget magi eller mystiske evner</text:p>
          <text:list>
            <text:list-item>
              <text:p text:style-name="P40">Adskilder sig ved, at entreprenører ikke vil finde generelle men konkrete metoder</text:p>
            </text:list-item>
            <text:list-item>
              <text:p text:style-name="P40">Det må gerne være subjektivt</text:p>
            </text:list-item>
            <text:list-item>
              <text:p text:style-name="P40">Kræver ikke eksperimenter, men effectuation <text:span text:style-name="T32">(udnyt jeres viden og lav muligheder med enne, da du kan se problemer – spørg folk og revurder goal)</text:span></text:p>
            </text:list-item>
          </text:list>
        </text:list-item>
        <text:list-item>
          <text:p text:style-name="P41">Some entreprenør laver man organisationer med individual-opportunity nexus</text:p>
          <text:list>
            <text:list-item>
              <text:p text:style-name="P41">Spot mulighed som individ/gruppe og løs den.</text:p>
            </text:list-item>
            <text:list-item>
              <text:p text:style-name="P42"><text:span text:style-name="T14">Frederic Tudor</text:span>, 1783-1864, ville transportere is over store afstande. Brugte savsmuld og lavede kølerrum (isoleringsvægge i kælderen). Kunne holde is i 4-6 måneder adgangen.</text:p>
            </text:list-item>
          </text:list>
        </text:list-item>
        <text:list-item>
          <text:p text:style-name="P48">Sarasvathy<text:span text:style-name="T1"> beskriver demografiske ændringer, såsom is og køling, kommer fra entreprenører og kan have eksisteret og er blot genopdaget.</text:span></text:p>
          <text:list>
            <text:list-item>
              <text:p text:style-name="P48"><text:span text:style-name="T1">Flere idéer kan udspringe fra dette, f.eks. Køleskabe og nedfrosset mad fra Alaska's enuiker.</text:span></text:p>
            </text:list-item>
          </text:list>
        </text:list-item>
      </text:list>
      <text:p text:style-name="P6">14. Entrepreneurial uncertainty</text:p>
      <text:list xml:id="list5627756010461081497" text:style-name="L16">
        <text:list-item>
          <text:p text:style-name="P71">Tid giver usikkerhed</text:p>
        </text:list-item>
        <text:list-item>
          <text:p text:style-name="P71">Motivation skal til for entreprenører.</text:p>
          <text:list>
            <text:list-item>
              <text:p text:style-name="P71">Det kræver viden</text:p>
            </text:list-item>
            <text:list-item>
              <text:p text:style-name="P71">Man bærer <text:span text:style-name="T14">perceived uncertainty</text:span><text:span text:style-name="T1"> og lærer af det.</text:span></text:p>
            </text:list-item>
            <text:list-item>
              <text:p text:style-name="P71"><text:span text:style-name="T1">Hvis man tror man ved man laver, behøver man ikke </text:span><text:span text:style-name="T18">meget</text:span><text:span text:style-name="T20"> uncertainty – giver sig selv.</text:span></text:p>
            </text:list-item>
          </text:list>
        </text:list-item>
        <text:list-item>
          <text:p text:style-name="P72">Projekter har </text:p>
          <text:list>
            <text:list-item>
              <text:p text:style-name="P72">Unikke opgaver</text:p>
            </text:list-item>
            <text:list-item>
              <text:p text:style-name="P72">Komplekse opgaver</text:p>
            </text:list-item>
            <text:list-item>
              <text:p text:style-name="P72">Midlertidige organisationændringer</text:p>
            </text:list-item>
            <text:list-item>
              <text:p text:style-name="P72">Målorienteret, situationsbestemte opgaver</text:p>
            </text:list-item>
          </text:list>
        </text:list-item>
        <text:list-item>
          <text:p text:style-name="P72">Det rationelle projekt:</text:p>
          <text:list>
            <text:list-item>
              <text:p text:style-name="P72">Fokuser på resultatet – ikke processen</text:p>
            </text:list-item>
            <text:list-item>
              <text:p text:style-name="P72">Lav løsninger som ikke ellers løses</text:p>
            </text:list-item>
            <text:list-item>
              <text:p text:style-name="P72">Gør det rigtige vs. gør det korrekt</text:p>
            </text:list-item>
          </text:list>
        </text:list-item>
        <text:list-item>
          <text:p text:style-name="P73">4 faser: Decision for aim and objectives, planning, execution og evaluation</text:p>
        </text:list-item>
        <text:list-item>
          <text:p text:style-name="P61"><text:span text:style-name="T19">Operationel uncertainty</text:span><text:span text:style-name="T20">: Usikkerhed om</text:span><text:span text:style-name="T21"> hvad der sker</text:span><text:span text:style-name="T20">? Bliver mindre undervejs.</text:span></text:p>
        </text:list-item>
        <text:list-item>
          <text:p text:style-name="P61"><text:span text:style-name="T19">Contextual uncertainty:</text:span><text:span text:style-name="T20"> Kan resultatet bruges? Bliver større undervejs.</text:span></text:p>
          <text:list>
            <text:list-item>
              <text:p text:style-name="P73">Begge kan ikke mindskes.</text:p>
            </text:list-item>
            <text:list-item>
              <text:p text:style-name="P73">Du tillæger dig viden under vejs, men beslutninger har størst indflydelse i starten.</text:p>
            </text:list-item>
          </text:list>
        </text:list-item>
        <text:list-item>
          <text:p text:style-name="P61"><text:span text:style-name="T20">Forsøg at mindske den – </text:span><text:span text:style-name="T18">Tidd og Bessant</text:span></text:p>
        </text:list-item>
        <text:list-item>
          <text:p text:style-name="P73">Stage gate</text:p>
          <text:list>
            <text:list-item>
              <text:p text:style-name="P73">Evaluer kraft ved Intro, BM, udvikling, test + validering og lancering.</text:p>
            </text:list-item>
            <text:list-item>
              <text:p text:style-name="P73">Jo flere gates, jo dyre er det.</text:p>
            </text:list-item>
          </text:list>
        </text:list-item>
        <text:list-item>
          <text:p text:style-name="P73">Radikal innovation er svær at reducere uncertainty på.</text:p>
        </text:list-item>
        <text:list-item>
          <text:p text:style-name="P61"><text:span text:style-name="T20">Uncertainty er altså meget subjektivt og </text:span><text:span text:style-name="T19">kan ikke fjernes helt</text:span><text:span text:style-name="T20">.</text:span></text:p>
        </text:list-item>
        <text:list-item>
          <text:p text:style-name="P3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0:38:28.794000000</meta:creation-date>
    <dc:date>2015-01-11T16:29:52.804000000</dc:date>
    <meta:editing-duration>PT2H33M58S</meta:editing-duration>
    <meta:editing-cycles>4</meta:editing-cycles>
    <meta:generator>LibreOffice/4.3.2.2$Windows_x86 LibreOffice_project/edfb5295ba211bd31ad47d0bad0118690f76407d</meta:generator>
    <meta:document-statistic meta:table-count="0" meta:image-count="0" meta:object-count="0" meta:page-count="14" meta:paragraph-count="291" meta:word-count="2248" meta:character-count="12587" meta:non-whitespace-character-count="10861"/>
  </office:meta>
</office:document-meta>
</file>